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ustomJXPathBindingBuilder.buildBinding( Element bindingElm , Assistant assistant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1">
            <text:p text:style-name="Table_20_Contents">11</text:p>
          </table:table-cell>
          <table:table-cell office:value-type="float" office:value="68">
            <text:p text:style-name="Table_20_Contents">68</text:p>
          </table:table-cell>
        </table:table-row>
        <table:table-row>
          <table:table-cell office:value-type="string">
            <text:p text:style-name="Table_20_Contents">CustomJXPathBindingBuilder.setBeanFactory( BeanFactory bea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